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enturyGothic" svg:font-family="CenturyGothic"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3pt" style:font-size-asian="13pt" style:font-size-complex="13pt"/>
    </style:style>
    <style:style style:name="P2" style:family="paragraph" style:parent-style-name="Standard">
      <style:text-properties style:font-name="Verdana" fo:font-size="13pt" style:text-underline-style="solid" style:text-underline-width="auto" style:text-underline-color="font-color" style:font-size-asian="13pt" style:font-size-complex="13pt"/>
    </style:style>
    <style:style style:name="P3" style:family="paragraph" style:parent-style-name="Standard">
      <style:text-properties style:font-name="Verdana" fo:font-size="13pt" style:text-underline-style="none" style:font-size-asian="13pt" style:font-size-complex="13pt"/>
    </style:style>
    <style:style style:name="P4" style:family="paragraph" style:parent-style-name="Standard">
      <style:text-properties style:use-window-font-color="true" style:font-name="CenturyGothic" fo:font-size="12pt" style:font-name-asian="CenturyGothic" style:font-size-asian="12pt" style:font-name-complex="CenturyGothic" style:font-size-complex="12pt"/>
    </style:style>
    <style:style style:name="P5" style:family="paragraph" style:parent-style-name="Standard">
      <style:paragraph-properties style:text-autospace="none"/>
      <style:text-properties style:use-window-font-color="true" style:font-name="CenturyGothic" fo:font-size="12pt" style:font-name-asian="CenturyGothic" style:font-size-asian="12pt" style:font-name-complex="CenturyGothic" style:font-size-complex="12pt"/>
    </style:style>
    <style:style style:name="P6" style:family="paragraph" style:parent-style-name="Standard">
      <style:paragraph-properties fo:text-align="start" style:justify-single-word="false" style:text-autospace="none"/>
      <style:text-properties style:use-window-font-color="true" style:font-name="CenturyGothic" fo:font-size="12pt" style:font-name-asian="CenturyGothic" style:font-size-asian="12pt" style:font-name-complex="CenturyGothic" style:font-size-complex="12pt"/>
    </style:style>
    <style:style style:name="P7" style:family="paragraph" style:parent-style-name="Standard">
      <style:paragraph-properties style:text-autospace="none"/>
      <style:text-properties style:use-window-font-color="true" style:font-name="CenturyGothic" fo:font-size="12pt" style:font-name-asian="CenturyGothic" style:font-size-asian="12pt" style:font-name-complex="CenturyGothic" style:font-size-complex="12pt"/>
    </style:style>
    <style:style style:name="P8" style:family="paragraph" style:parent-style-name="Standard" style:list-style-name="L3">
      <style:text-properties style:use-window-font-color="true" style:font-name="CenturyGothic" fo:font-size="12pt" style:text-underline-style="none" style:font-name-asian="CenturyGothic" style:font-size-asian="12pt" style:font-name-complex="CenturyGothic" style:font-size-complex="12pt"/>
    </style:style>
    <style:style style:name="P9" style:family="paragraph" style:parent-style-name="Standard">
      <style:text-properties style:font-name="Verdana" fo:font-size="11pt" style:font-size-asian="11pt" style:font-size-complex="11pt"/>
    </style:style>
    <style:style style:name="P10" style:family="paragraph" style:parent-style-name="Standard" style:list-style-name="L1">
      <style:text-properties style:font-name="Verdana" fo:font-size="11pt" style:font-size-asian="11pt" style:font-size-complex="11pt"/>
    </style:style>
    <style:style style:name="P11" style:family="paragraph" style:parent-style-name="Standard">
      <style:text-properties style:font-name="Verdana" fo:font-size="13pt" style:font-size-asian="13pt" style:font-size-complex="13pt"/>
    </style:style>
    <style:style style:name="P12" style:family="paragraph" style:parent-style-name="Standard" style:list-style-name="L1">
      <style:text-properties style:font-name="Verdana" fo:font-size="13pt" style:font-size-asian="13pt" style:font-size-complex="13pt"/>
    </style:style>
    <style:style style:name="P13" style:family="paragraph" style:parent-style-name="Standard" style:list-style-name="L2">
      <style:text-properties style:font-name="Verdana" fo:font-size="13pt" style:font-size-asian="13pt" style:font-size-complex="13pt"/>
    </style:style>
    <style:style style:name="P14" style:family="paragraph" style:parent-style-name="Standard">
      <style:text-properties style:font-name="Verdana" fo:font-size="13pt" style:text-underline-style="solid" style:text-underline-width="auto" style:text-underline-color="font-color" style:font-size-asian="13pt" style:font-size-complex="13pt"/>
    </style:style>
    <style:style style:name="P15" style:family="paragraph" style:parent-style-name="Standard">
      <style:text-properties style:font-name="Verdana" fo:font-size="13pt" style:text-underline-style="none"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use-window-font-color="true" style:font-name-asian="CenturyGothic" style:font-name-complex="CenturyGoth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HOME PAGE (TYPE 1)</text:p>
      <text:p text:style-name="P1"/>
      <text:p text:style-name="P1">Replace YACHTS in header (top-left) with logo</text:p>
      <text:p text:style-name="P1"/>
      <text:p text:style-name="P2">TABS</text:p>
      <text:p text:style-name="P1"/>
      <text:p text:style-name="P1">Home. Parties. About. Testimonials. Contact. </text:p>
      <text:p text:style-name="P1"/>
      <text:p text:style-name="P1"/>
      <text:p text:style-name="P1"><text:span text:style-name="T1">MAIN IMAGE</text:span> </text:p>
      <text:p text:style-name="P1"/>
      <text:p text:style-name="P1">Cake face logo on background colour F7EBDB, about the same size as yachts logo/text </text:p>
      <text:p text:style-name="P1"/>
      <text:p text:style-name="P1">'Beauty School Parties for All Ages' in american typewriter font, directly under logo</text:p>
      <text:p text:style-name="P1"/>
      <text:p text:style-name="P1"/>
      <text:p text:style-name="P2"/>
      <text:p text:style-name="P1"><text:span text:style-name="T1">MAIN TEXT</text:span> </text:p>
      <text:p text:style-name="P1"/>
      <text:p text:style-name="P9"><text:span text:style-name="T3">CakeFace are a team of professional make-up artists who will teach you invaluable tips and skills to enhance your individual style and inspire you to appreciate your unique beauty. </text:span>Our parties are perfect for any occasion and any age. </text:p>
      <text:p text:style-name="P9"/>
      <text:list xml:id="list9205044717475366637" text:style-name="L1">
        <text:list-item>
          <text:p text:style-name="P10">this goes in place of “Yachts is a breathtakingly....”</text:p>
          <text:p text:style-name="P12"/>
        </text:list-item>
      </text:list>
      <text:p text:style-name="P1"/>
      <text:p text:style-name="P2">6 Image Slider</text:p>
      <text:p text:style-name="P2"/>
      <text:p text:style-name="P3">photo2.jpg</text:p>
      <text:p text:style-name="P3">photo4.jpg</text:p>
      <text:p text:style-name="P3">photo1.jpg</text:p>
      <text:p text:style-name="P3">contact page.nef</text:p>
      <text:p text:style-name="P3">tween2.nef</text:p>
      <text:p text:style-name="P3">taras.jpg</text:p>
      <text:p text:style-name="P3"/>
      <text:p text:style-name="P2">Footer</text:p>
      <text:p text:style-name="P3">Text from quote3.jpeg</text:p>
      <text:p text:style-name="P2"/>
      <text:p text:style-name="P1"/>
      <text:p text:style-name="P1"/>
      <text:p text:style-name="P1"/>
      <text:p text:style-name="P1"/>
      <text:p text:style-name="P1"><text:soft-page-break/><text:span text:style-name="T1">ABOUT PAGE (about.html)</text:span></text:p>
      <text:p text:style-name="P1"/>
      <text:p text:style-name="P1"/>
      <text:p text:style-name="P2">ABOUT IMAGE AND TEXT</text:p>
      <text:p text:style-name="P1"/>
      <text:p text:style-name="P1">'About' in same font (as template) on background F4BABA</text:p>
      <text:p text:style-name="P1"/>
      <text:p text:style-name="P1">Grey Box (Our Philosophy) as is with text as follows: </text:p>
      <text:p text:style-name="P1"/>
      <text:p text:style-name="P2">Our Philosophy</text:p>
      <text:p text:style-name="P1"/>
      <text:list xml:id="list5513607747776565761" text:style-name="L2">
        <text:list-item>
          <text:p text:style-name="P13">We believe that everyone should be able to apply make-up with the skill and ease of a professional. </text:p>
          <text:p text:style-name="P13"/>
        </text:list-item>
        <text:list-item>
          <text:p text:style-name="P13">CakeFace gives you insider tips and information. Teaching you how you can apply your makeup that suits you and your lifestyle. </text:p>
          <text:p text:style-name="P13"/>
        </text:list-item>
        <text:list-item>
          <text:p text:style-name="P13">CakeFace will teach you how to shop for make-up that suits YOU. </text:p>
          <text:p text:style-name="P13"/>
        </text:list-item>
        <text:list-item>
          <text:p text:style-name="P13">We teach skincare routines to maintain healthy skin no matter what age you are.</text:p>
          <text:p text:style-name="P13"/>
        </text:list-item>
        <text:list-item>
          <text:p text:style-name="P13">We will advise on what products you are currently using and whether or not they are the best for your skin type and colouring.</text:p>
          <text:p text:style-name="P13"/>
        </text:list-item>
        <text:list-item>
          <text:p text:style-name="P13">We will update you on what is new on the market, what to avoid and what is a new must! <text:s/></text:p>
          <text:p text:style-name="P13"/>
        </text:list-item>
        <text:list-item>
          <text:p text:style-name="P13">Our priority is healthy skin with make up as an enhancer to highlight the natural beauty you already possess. </text:p>
        </text:list-item>
      </text:list>
      <text:p text:style-name="P1"/>
      <text:p text:style-name="P1"/>
      <text:p text:style-name="P1"><text:span text:style-name="T1">THREE CIRCLES</text:span> </text:p>
      <text:p text:style-name="P1"/>
      <text:p text:style-name="P1">1: Our Process: </text:p>
      <text:p text:style-name="P1">our parties are tailored to meet your needs. Each person is given a skin consultation and is advised on their skin and what products are best suited to them.</text:p>
      <text:p text:style-name="P1">We will do demonstrations of make up application on the looks that you particularly would like to achieve.</text:p>
      <text:p text:style-name="P1">Every one ends up with a full make over, in a way that they will be able to replicate again and again.</text:p>
      <text:p text:style-name="P1">Different skincare routines are discussed and demonstrated.</text:p>
      <text:p text:style-name="P1">We will tailor the party to the individual needs and occasions. Check out the examples and testimonials of parties we have done so far.</text:p>
      <text:p text:style-name="P1"><text:soft-page-break/></text:p>
      <text:p text:style-name="P1"/>
      <text:p text:style-name="P1"/>
      <text:p text:style-name="P1"/>
      <text:p text:style-name="P1">2:Our mantra;</text:p>
      <text:p text:style-name="P1">Everyone is beautiful! Everyone has a unique look that needs a unique type of care. We will teach how to feel confident with make up and how to enhance your own individual style.</text:p>
      <text:p text:style-name="P1">Maintaining beautiful skin makes wearing make up fun and empowering! </text:p>
      <text:p text:style-name="P1"/>
      <text:p text:style-name="P1"/>
      <text:p text:style-name="P1"/>
      <text:p text:style-name="P1">3: Our Guarantee: </text:p>
      <text:p text:style-name="P1">No matter if you've been wearing make up for years or are just starting out, you will learn new skills and be given invaluable advice.</text:p>
      <text:p text:style-name="P1">Many women have been applying makeup the same way for years. Skin changes over time as do the products and treatments available, keeping updated keeps you looking your best. <text:s/></text:p>
      <text:p text:style-name="P1">For those starting out, CakeFace artists will make sure you don't develop any bad habits that can cause damage to your skin.</text:p>
      <text:p text:style-name="P1">We only ever recommend products that we ourselves would use.</text:p>
      <text:p text:style-name="P1"/>
      <text:p text:style-name="P3">Delete “MEET THE TEAM”</text:p>
      <text:p text:style-name="P3"/>
      <text:p text:style-name="P3">Quote in footer – quote9.jpeg</text:p>
      <text:p text:style-name="P3"/>
      <text:p text:style-name="P1"/>
      <text:p text:style-name="P1"><text:span text:style-name="T1">TESTIMONIALS</text:span> (testimonials.html)</text:p>
      <text:p text:style-name="P1"/>
      <text:p text:style-name="P1">Testimonials in same font but on background F4BABA</text:p>
      <text:p text:style-name="P1"/>
      <text:p text:style-name="P1"/>
      <text:p text:style-name="P1"><text:span text:style-name="T1">'Our Kudos' Text</text:span> </text:p>
      <text:p text:style-name="P1"/>
      <text:p text:style-name="P1">on existing background as follows: </text:p>
      <text:p text:style-name="P1"/>
      <text:p text:style-name="P1">Our aim is to make every girl feel positive about their beauty from early teens to much much older. We want all our clients to learn to enjoy the process of skin care and make up application with confidence. </text:p>
      <text:p text:style-name="P1">We want to help you make the most of you!</text:p>
      <text:p text:style-name="P1"/>
      <text:p text:style-name="P1">Check out some of the lovely things people have said about our parties!</text:p>
      <text:p text:style-name="P1"/>
      <text:p text:style-name="P1"/>
      <text:p text:style-name="P1">Use Sharon's testimonial as Alternative Testimonial</text:p>
      <text:p text:style-name="P1"/>
      <text:p text:style-name="P1"><text:soft-page-break/></text:p>
      <text:p text:style-name="P1">Quote for bottom of testimonial page: testimonial-footer.jpeg</text:p>
      <text:p text:style-name="P1"/>
      <text:p text:style-name="P2"/>
      <text:p text:style-name="P2"/>
      <text:p text:style-name="P2">Parties (work-3col.html)</text:p>
      <text:p text:style-name="P1"/>
      <text:p text:style-name="P2">Our Innovation Text:</text:p>
      <text:p text:style-name="P2"/>
      <text:p text:style-name="P3">On existing background the following text: </text:p>
      <text:p text:style-name="P3">CakeFace beauty parties are a valuable experience as they will teach skills for life. They are a fun and relaxed way to learn how to look after yourself and how to know what is designed for you as an individual. </text:p>
      <text:p text:style-name="P3">We give advice on every part of the beauty industry that interests you. From eyebrow care to skin peels to colours that suit each type, we have the knowledge to share.</text:p>
      <text:p text:style-name="P3"/>
      <text:p text:style-name="P3">IMAGES 2X2</text:p>
      <text:list xml:id="list2751232468027852330" text:style-name="L3">
        <text:list-item>
          <text:p text:style-name="P8">TWEENIE PARTIES (row 1, col 1)</text:p>
        </text:list-item>
        <text:list-item>
          <text:p text:style-name="P8">TEEN PARTIES (row 1, col 2)</text:p>
        </text:list-item>
        <text:list-item>
          <text:p text:style-name="P8">MOTHER &amp; DAUGHTER PARTIES (row 2, col 1)</text:p>
        </text:list-item>
        <text:list-item>
          <text:p text:style-name="P8">HEN PARTIES / GIRLS' NIGHTS IN (row 2, col 2)</text:p>
        </text:list-item>
      </text:list>
      <text:p text:style-name="P3"/>
      <text:p text:style-name="P1"/>
      <text:p text:style-name="P4">TWEENIE PARTIES (clickthrough from link)</text:p>
      <text:p text:style-name="P6">Tweenie party..for girls who have started to experiment and get interested in make up,</text:p>
      <text:p text:style-name="P6">The 'tweenie' parties are very popular as getting the girls early before developing bad habits! </text:p>
      <text:p text:style-name="P6">The girls get to have loads of fun learning by practicing on each other and our birthday girl or host will decide what way she would like to be made up! Again, each girl gets individual attention and advice. </text:p>
      <text:p text:style-name="P6">The girls love learning what suits them best and how to develop their own style!</text:p>
      <text:p text:style-name="P6">For young girl;s make up will become part of their lives (whether parents like it or not!)</text:p>
      <text:p text:style-name="P6">Our Cake face make up artists will teach them how to apply make up with skill and confidence. Knowing appropriate amounts and colours to suit their skin type. This is an important life skill for all women in our society.</text:p>
      <text:p text:style-name="P6">Learning what make up for what occasion is also very important, for example, job interviews require quite a different look to a girls night out!</text:p>
      <text:p text:style-name="P6">Every party is a chance to have a bit of fun with colours and looks..we will teach the girls how to look after their skin with advice on a skin care routine that will hopefully become a lifelong habit.</text:p>
      <text:p text:style-name="P6">Our cute party bags have a variety of sample products that we would recommend as part of every girls make up musts!</text:p>
      <text:p text:style-name="P5"/>
      <text:p text:style-name="P5">TEENAGE PARTIES</text:p>
      <text:p text:style-name="P6"><text:soft-page-break/>Older teenagers who want a party with a difference. We can teach the girls how to enhance their look with style and class. They learn the application of foundation, to avoid the orange (tangoed) look that we see so often and CRINGE!!</text:p>
      <text:p text:style-name="P6">Our party bags have skin care products and some absolute essentials for their makeup bags!</text:p>
      <text:p text:style-name="P6">We teach girls how to look after their skin, through teenage years when outbreaks are likely and can decrease confidence.</text:p>
      <text:p text:style-name="P6">We provide education on covering problem areas and treating them but mainly how to prevent outbreaks etc.</text:p>
      <text:p text:style-name="P6">Every party is a chance to have a bit of fun with colours and looks..we will teach the girls how to look after their skin with advice on a skin care routine that will hopefully become a lifelong habit.</text:p>
      <text:p text:style-name="P5">Our cute party bags have a variety of sample products that we would recommend as part of every girls make up musts!</text:p>
      <text:p text:style-name="P5"/>
      <text:p text:style-name="P5"/>
      <text:p text:style-name="P5">MOTHER AND DAUGHTER PARTIES</text:p>
      <text:p text:style-name="P6">Finding things to do for mother and daughters can be difficult as both have different ideas of what is 'fun'. </text:p>
      <text:p text:style-name="P6">We host make up parties for groups of mother and daughters and they have proved really successful in bridging the gap that sometimes gets in the way of spending time together.</text:p>
      <text:p text:style-name="P6">Mother and daughter groups are useful as they help avoid problems in differing opinions on make up. </text:p>
      <text:p text:style-name="P6">Our cute party bags have a variety of sample products that we would recommend as part of every girl, mother or daughter, make up musts!</text:p>
      <text:p text:style-name="P5"/>
      <text:p text:style-name="P5">HEN PARTIES</text:p>
      <text:p text:style-name="P6">Hen parties.. a great way to start an evening with a glass of bubbly and cake face there to help make you up for your night out.  </text:p>
      <text:p text:style-name="P6">We can help you try out a new look for your night out, perhaps smokey eyes or a retro look, the choice is yours. And you'll then have the skill to use time after time.</text:p>
      <text:p text:style-name="P6">Our cute party bags have a variety of sample products that we would recommend as part of every girls make up musts!</text:p>
      <text:p text:style-name="P5">A perfect way to start the night rolling, leaving you all looking fabulous and raring to go!</text:p>
      <text:p text:style-name="P1">Work in same font on background F4BABA</text:p>
      <text:p text:style-name="P1"/>
      <text:p text:style-name="P3"><text:s/></text:p>
      <text:p text:style-name="P1"><text:span text:style-name="T1">CONTACT PAGE</text:span> </text:p>
      <text:p text:style-name="P1"/>
      <text:p text:style-name="P1">Contact in same font on background F4BABA</text:p>
      <text:p text:style-name="P1"/>
      <text:p text:style-name="P2">Get in touch text:</text:p>
      <text:p text:style-name="P2"/>
      <text:p text:style-name="P3">As follows on existing background: Please call or e mail any enquiries, we will discuss your needs for your party. We will do our best to create a <text:soft-page-break/>memorable and enjoyable experience! </text:p>
      <text:p text:style-name="P1"/>
      <text:p text:style-name="P1"/>
      <text:p text:style-name="P2">MAP</text:p>
      <text:p text:style-name="P2"/>
      <text:p text:style-name="P1">Delete</text:p>
      <text:p text:style-name="P1"/>
      <text:p text:style-name="P1"/>
      <text:p text:style-name="P2">DROP US AN EMAIL TEXT</text:p>
      <text:p text:style-name="P2"/>
      <text:p text:style-name="P3">As is, but replace “attend” with “respond” and correct typo</text:p>
      <text:p text:style-name="P2"/>
      <text:p text:style-name="P2"/>
      <text:p text:style-name="P1"/>
      <text:p text:style-name="P1"/>
      <text:p text:style-name="P1"/>
      <text:p text:style-name="P2">Contact details:</text:p>
      <text:p text:style-name="P2"/>
      <text:p text:style-name="P3">Mail: <text:tab/><text:a xlink:type="simple" xlink:href="mailto:info@cakefacemakeup.ie">info@cakefacemakeup.ie</text:a></text:p>
      <text:p text:style-name="P3">Ph: <text:s/><text:tab/><text:tab/>+353 85 870 6334</text:p>
      <text:p text:style-name="P3">Address: <text:tab/>Half Moon House, </text:p>
      <text:p text:style-name="P3"><text:tab/><text:tab/>Betty's Lane, </text:p>
      <text:p text:style-name="P3"><text:tab/><text:tab/>Dunganstown, </text:p>
      <text:p text:style-name="P3"><text:tab/><text:tab/>Co Wicklow</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enturyGothic" svg:font-family="CenturyGothic"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3:13:04</meta:creation-date>
    <dc:date>2014-04-04T22:07:54</dc:date>
    <meta:editing-duration>P2DT6H12M44S</meta:editing-duration>
    <meta:editing-cycles>5</meta:editing-cycles>
    <meta:generator>OpenOffice/4.0.1$Unix OpenOffice.org_project/401m5$Build-9714</meta:generator>
    <meta:print-date>2014-03-13T15:06:10</meta:print-date>
    <meta:document-statistic meta:table-count="0" meta:image-count="0" meta:object-count="0" meta:page-count="6" meta:paragraph-count="111" meta:word-count="1401" meta:character-count="7900"/>
  </office:meta>
</office:document-meta>
</file>